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style:style>
    <style:style style:name="P5" style:family="paragraph" style:parent-style-name="OOoFigureCaption">
      <style:paragraph-properties fo:line-height="100%"/>
    </style:style>
    <style:style style:name="P6" style:family="paragraph" style:parent-style-name="OOoFigureCaption">
      <style:paragraph-properties fo:text-align="start"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lways"/>
    </style:style>
    <style:style style:name="P9" style:family="paragraph" style:parent-style-name="OOoDefinitionTerm" style:master-page-name="">
      <style:paragraph-properties style:page-number="auto"/>
    </style:style>
    <style:style style:name="P10" style:family="paragraph" style:parent-style-name="OOoDefinition" style:master-page-name="">
      <style:paragraph-properties style:page-number="auto"/>
      <style:text-properties fo:font-weight="normal" style:font-weight-asian="normal" style:font-weight-complex="normal"/>
    </style:style>
    <style:style style:name="P11" style:family="paragraph" style:parent-style-name="OOoTableCaption"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uto"/>
    </style:style>
    <style:style style:name="P15" style:family="paragraph" style:parent-style-name="OOoTextBody_5f_ListIntro" style:master-page-name="">
      <style:paragraph-properties style:page-number="auto"/>
    </style:style>
    <style:style style:name="P16" style:family="paragraph" style:parent-style-name="OOoDefinitionTerm">
      <style:paragraph-properties loext:contextual-spacing="false" fo:margin-top="0.0591in" fo:margin-bottom="0in"/>
    </style:style>
    <style:style style:name="P17" style:family="paragraph" style:parent-style-name="OOoFigure">
      <style:paragraph-properties loext:contextual-spacing="false" fo:margin-top="0.0827in" fo:margin-bottom="0.161in"/>
    </style:style>
    <style:style style:name="P18" style:family="paragraph" style:parent-style-name="OOoFigure" style:master-page-name="">
      <style:paragraph-properties loext:contextual-spacing="false" fo:margin-top="0.0827in" fo:margin-bottom="0.161in" style:page-number="auto"/>
    </style:style>
    <style:style style:name="P19" style:family="paragraph" style:parent-style-name="OOoFigure">
      <style:paragraph-properties loext:contextual-spacing="false" fo:margin-top="0.0429in" fo:margin-bottom="0.0827in"/>
      <style:text-properties style:language-asian="en" style:country-asian="US"/>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paragraph-properties loext:contextual-spacing="false" fo:margin-top="0in" fo:margin-bottom="0.0827in"/>
    </style:style>
    <style:style style:name="P23" style:family="paragraph" style:parent-style-name="OOoTextBody_5f_ListIntro">
      <style:paragraph-properties loext:contextual-spacing="false" fo:margin-top="0in" fo:margin-bottom="0in"/>
    </style:style>
    <style:style style:name="P24" style:family="paragraph" style:parent-style-name="OOoTextBody_5f_ListIntro">
      <style:paragraph-properties fo:text-align="start" style:justify-single-word="false"/>
    </style:style>
    <style:style style:name="P25" style:family="paragraph" style:parent-style-name="OOoNum_20_123_20_End" style:list-style-name="L1"/>
    <style:style style:name="P26" style:family="paragraph" style:parent-style-name="OOoNum_20_123_20_End" style:list-style-name="OOoNum_20_123"/>
    <style:style style:name="P27" style:family="paragraph" style:parent-style-name="OOoNum_20_123_20_End" style:list-style-name=""/>
    <style:style style:name="P28" style:family="paragraph" style:parent-style-name="OOoNum_20_123_20_Cont." style:list-style-name="OOoNum_20_123"/>
    <style:style style:name="P29" style:family="paragraph" style:parent-style-name="OOoNum_20_123_20_Cont." style:list-style-name="L1"/>
    <style:style style:name="P30" style:family="paragraph" style:parent-style-name="OOoNum_20_123_20_Start" style:list-style-name="L1"/>
    <style:style style:name="P31" style:family="paragraph" style:parent-style-name="OOoNum_20_123_20_Start" style:master-page-name="">
      <style:paragraph-properties style:page-number="auto" fo:keep-with-next="always"/>
    </style:style>
    <style:style style:name="P32" style:family="paragraph" style:parent-style-name="OOoHeading_20_2">
      <style:paragraph-properties loext:contextual-spacing="false" fo:margin-top="0.1138in" fo:margin-bottom="0in"/>
    </style:style>
    <style:style style:name="P33" style:family="paragraph" style:parent-style-name="OOoHeading_20_2">
      <style:paragraph-properties loext:contextual-spacing="false" fo:margin-top="0.1138in" fo:margin-bottom="0.0429in"/>
    </style:style>
    <style:style style:name="P34" style:family="paragraph" style:parent-style-name="OOoHeading_20_3">
      <style:text-properties style:language-asian="en" style:country-asian="US"/>
    </style:style>
    <style:style style:name="P35" style:family="paragraph" style:parent-style-name="OOoHeading_20_3">
      <style:paragraph-properties loext:contextual-spacing="false" fo:margin-top="0.1256in" fo:margin-bottom="0.0429in"/>
    </style:style>
    <style:style style:name="P36" style:family="paragraph" style:parent-style-name="OOoList_20_1_20_End" style:list-style-name="OOoBullets_20_1"/>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List_20_1_20_Start">
      <style:paragraph-properties loext:contextual-spacing="false"/>
    </style:style>
    <style:style style:name="P40" style:family="paragraph" style:parent-style-name="OOoList_20_1_20_Start" style:list-style-name="OOoBullets_20_1"/>
    <style:style style:name="P41" style:family="paragraph" style:parent-style-name="OOoList_20_1_20_Start" style:master-page-name="">
      <style:paragraph-properties style:page-number="auto" fo:keep-with-next="always"/>
    </style:style>
    <style:style style:name="P42" style:family="paragraph" style:parent-style-name="OOoList_20_1_20_Start" style:master-page-name="">
      <style:paragraph-properties fo:keep-together="always" fo:orphans="0" fo:widows="0" style:page-number="auto"/>
    </style:style>
    <style:style style:name="P43"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4" style:family="paragraph" style:parent-style-name="OOoHeading_20_0" style:master-page-name="OOoPageStyle">
      <style:paragraph-properties loext:contextual-spacing="false" fo:margin-top="1.9689in" fo:margin-bottom="0.7874in" style:page-number="auto"/>
    </style:style>
    <style:style style:name="P45" style:family="paragraph" style:parent-style-name="OOoHeading_20_1">
      <style:paragraph-properties loext:contextual-spacing="false" fo:margin-top="0.1728in" fo:margin-bottom="0.1256in"/>
    </style:style>
    <style:style style:name="P46" style:family="paragraph" style:parent-style-name="OOoHeading_20_1" style:master-page-name="">
      <style:paragraph-properties loext:contextual-spacing="false" fo:margin-top="0.1728in" fo:margin-bottom="0.1256in" style:page-number="auto"/>
    </style:style>
    <style:style style:name="P47" style:family="paragraph">
      <style:paragraph-properties fo:text-align="cente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normal" style:font-weight-complex="normal"/>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weight-asian="normal" style:font-weight-complex="normal"/>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8"><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2">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4"><draw:text-box fo:min-height="4.3709in"><text:p text:style-name="OOoFigureCaption"><draw:frame draw:style-name="fr7" draw:name="graphics338" text:anchor-type="as-char" svg:width="6.6484in" svg:height="4.0291in" draw:z-index="15"><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388783956"/>Print dialog<text:alphabetical-index-mark-end text:id="IMark388783956"/></text:p></draw:text-box></draw:frame></text:p>
      <text:p text:style-name="P11">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3569882408951692559" text:style-name="OOoBullets_20_1">
        <text:list-item>
          <text:p text:style-name="OOoList_20_1_20_Start">The <text:span text:style-name="OOoStrongEmphasis">printer</text:span> (from the printers available)</text:p>
        </text:list-item>
        <text:list-item>
          <text:p text:style-name="P37">Which <text:span text:style-name="OOoStrongEmphasis">pages</text:span> to print, the number of copies to print, and whether to collate multiple copies (<text:span text:style-name="OOoEmphasis">Range and copies</text:span> section)</text:p>
        </text:list-item>
        <text:list-item>
          <text:p text:style-name="P37">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16"><draw:text-box fo:min-height="1.5945in"><text:p text:style-name="OOoFigureCaption"><draw:frame draw:style-name="fr8" draw:name="graphics339" text:anchor-type="paragraph" svg:x="0.0016in" svg:y="0.0008in" svg:width="5.4472in" style:rel-width="100%" svg:height="1.3811in" style:rel-height="scale" draw:z-index="17"><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7"><draw:frame draw:style-name="fr2" draw:name="Frame224" text:anchor-type="as-char" svg:width="5.25in" draw:z-index="18"><draw:text-box fo:min-height="1.5555in"><text:p text:style-name="OOoFigureCaption"><draw:frame draw:style-name="fr9" draw:name="graphics340" text:anchor-type="as-char" svg:width="5.25in" svg:height="1.3299in" draw:z-index="19"><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5">You can print multiple pages of a document on one sheet of paper. To do this:</text:p>
      <text:list xml:id="list6344761251930271531" text:style-name="OOoNum_20_123">
        <text:list-item text:start-value="1">
          <text:p text:style-name="P31">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20"><draw:text-box fo:min-height="3.0783in"><text:p text:style-name="OOoFigureCaption"><draw:frame draw:style-name="fr9" draw:name="graphics241" text:anchor-type="as-char" svg:width="6.6929in" svg:height="2.728in" draw:z-index="21"><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42421580" text:continue-numbering="true" text:style-name="OOoNum_20_123">
        <text:list-item>
          <text:p text:style-name="P28">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22"><draw:image xlink:href="Pictures/100000000000024C000000B50EB8EBEB.png" xlink:type="simple" xlink:show="embed" xlink:actuate="onLoad"/></draw:frame></text:p>
      <text:p text:style-name="P18"><draw:frame draw:style-name="fr10" draw:name="graphics343" text:anchor-type="as-char" svg:width="5.1189in" svg:height="1.2756in" draw:z-index="23"><draw:image xlink:href="Pictures/100000000000024A000000B640E15B89.png" xlink:type="simple" xlink:show="embed" xlink:actuate="onLoad"/></draw:frame></text:p>
      <text:list xml:id="list42409612" text:continue-numbering="true" text:style-name="OOoNum_20_123">
        <text:list-item>
          <text:p text:style-name="P28">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354160540" text:key1="printing"/>Writer<text:alphabetical-index-mark-end text:id="IMark1354160540"/></text:h>
      <text:p text:style-name="OOoTextBody_5f_ListIntro">Printing an individual page:</text:p>
      <text:list xml:id="list873241616276562333" text:style-name="L1">
        <text:list-item text:start-value="1">
          <text:p text:style-name="P30">Choose <text:span text:style-name="OOoMenuPath">File &gt; Print</text:span> from the menu bar.</text:p>
        </text:list-item>
        <text:list-item>
          <text:p text:style-name="P29">On the Print dialog, select the page to print.</text:p>
        </text:list-item>
      </text:list>
      <text:list xml:id="list42420117" text:continue-list="list3569882408951692559"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42402390" text:continue-list="list873241616276562333"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range of pages:</text:p>
      <text:list xml:id="list42421432" text:continue-list="list42402390" text:style-name="L1">
        <text:list-item text:start-value="1">
          <text:p text:style-name="P30">Choose <text:span text:style-name="OOoMenuPath">File &gt; Print</text:span> from the menu bar.</text:p>
        </text:list-item>
        <text:list-item>
          <text:p text:style-name="P29">On the Print dialog, select the range of pages to print.</text:p>
        </text:list-item>
      </text:list>
      <text:list xml:id="list42428694" text:continue-list="list42420117"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42409760" text:continue-list="list42421432"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selection of text:</text:p>
      <text:list xml:id="list42410626" text:continue-list="list42409612" text:style-name="OOoNum_20_123">
        <text:list-item text:start-value="1">
          <text:p text:style-name="OOoNum_20_123_20_Start">In the document, select the material (text and graphics)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The </text:span><text:span text:style-name="OOoEmphasis"><text:span text:style-name="T4">Ranges and copies</text:span></text:span><text:span text:style-name="T4"> section of the Print dialog now includes a </text:span><text:span text:style-name="OOoEmphasis"><text:span text:style-name="T4">Selection</text:span></text:span><text:span text:style-name="T4"> option and the preview box shows the selected material. See </text:span><text:span text:style-name="T4"><text:sequence-ref text:reference-format="category-and-value" text:ref-name="refFigure4">Figure 5</text:sequence-ref></text:span><text:span text:style-name="T4">.</text:span></text:p>
        </text:list-item>
        <text:list-item>
          <text:p text:style-name="P26"><text:span text:style-name="T4">Click the </text:span><text:span text:style-name="OOoMenuPath"><text:span text:style-name="T4">Print</text:span></text:span><text:span text:style-name="T4"> button.</text:span></text:p>
        </text:list-item>
      </text:list>
      <text:p text:style-name="P19"><text:soft-page-break/><draw:frame draw:style-name="fr2" draw:name="Frame226" text:anchor-type="as-char" svg:width="6.6929in" draw:z-index="24"><draw:text-box fo:min-height="6.0283in"><text:p text:style-name="OOoFigureCaption"><draw:frame draw:style-name="fr9" draw:name="graphics344" text:anchor-type="as-char" svg:width="6.6929in" svg:height="6.2311in" draw:z-index="25"><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4" text:outline-level="4"><text:alphabetical-index-mark-start text:id="IMark1354161020" text:key1="printing"/>Calc<text:alphabetical-index-mark-end text:id="IMark1354161020"/></text:h>
      <text:p text:style-name="OOoTextBody">You can choose single sheets, multiple sheets, and selections of cells for printing.</text:p>
      <text:p text:style-name="P20"><draw:frame draw:style-name="fr2" draw:name="Frame227" text:anchor-type="as-char" svg:width="4.8409in" draw:z-index="26"><draw:text-box fo:min-height="1.6709in"><text:p text:style-name="OOoFigureCaption"><draw:frame draw:style-name="fr11" draw:name="graphics345" text:anchor-type="as-char" svg:width="4.8409in" svg:height="1.452in" draw:z-index="27"><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42406679" text:continue-list="list42409760" text:style-name="L1">
        <text:list-item text:start-value="1">
          <text:p text:style-name="P30">In the spreadsheet, click on the sheet tab to select the sheet you want to print.</text:p>
        </text:list-item>
        <text:list-item>
          <text:p text:style-name="P29">Choose <text:span text:style-name="OOoMenuPath">File &gt; Print</text:span> from the menu bar.</text:p>
          <text:list>
            <text:list-item>
              <text:p text:style-name="P29"><text:soft-page-break/>In the <text:span text:style-name="OOoEmphasis">Ranges and copies</text:span> section of the Print dialog, choose the <text:span text:style-name="OOoEmphasis">Selected sheets</text:span> option.</text:p>
            </text:list-item>
          </text:list>
        </text:list-item>
        <text:list-item>
          <text:p text:style-name="P25"><text:span text:style-name="T4">Click the </text:span><text:span text:style-name="OOoMenuPath"><text:span text:style-name="T4">Print</text:span></text:span><text:span text:style-name="T4"> button.</text:span></text:p>
        </text:list-item>
      </text:list>
      <text:p text:style-name="OOoTextBody_5f_ListIntro">Printing a range of sheets:</text:p>
      <text:list xml:id="list42422249" text:continue-list="list42410626" text:style-name="OOoNum_20_123">
        <text:list-item text:start-value="1">
          <text:p text:style-name="OOoNum_20_123_20_Start">In the spreadsheet, select the sheets to print.</text:p>
        </text:list-item>
      </text:list>
      <text:list xml:id="list42414823" text:continue-list="list42428694"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42413954" text:continue-list="list42422249"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42414882" text:continue-list="list42413954" text:style-name="OOoNum_20_123">
        <text:list-item text:start-value="1">
          <text:p text:style-name="OOoNum_20_123_20_Start">In the document, select the section of cells to print.</text:p>
        </text:list-item>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OOoNum_20_123_20_End"><text:span text:style-name="T4">Click the </text:span><text:span text:style-name="OOoMenuPath"><text:span text:style-name="T4">Print</text:span></text:span><text:span text:style-name="T4">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28"><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7"><draw:frame draw:style-name="fr9" draw:name="graphics347" text:anchor-type="as-char" svg:width="4.8547in" svg:height="1.6945in" draw:z-index="29"><draw:image xlink:href="Pictures/1000000000000240000000C934D1BB32.png" xlink:type="simple" xlink:show="embed" xlink:actuate="onLoad"/></draw:frame></text:p>
      <text:p text:style-name="OOoTextBody_5f_ListIntro">Printing an individual slide:</text:p>
      <text:list xml:id="list42417504" text:continue-list="list42406679" text:style-name="L1">
        <text:list-item text:start-value="1">
          <text:p text:style-name="P30">Choose <text:span text:style-name="OOoMenuPath">File &gt; Print</text:span> from the menu bar.</text:p>
        </text:list-item>
        <text:list-item>
          <text:p text:style-name="P29">Select the slide to print.</text:p>
        </text:list-item>
      </text:list>
      <text:list xml:id="list42408720" text:continue-list="list42414823"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42408405" text:continue-list="list42417504"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text:soft-page-break/>Printing a range of pages:</text:p>
      <text:list xml:id="list42397497" text:continue-list="list42408405" text:style-name="L1">
        <text:list-item text:start-value="1">
          <text:p text:style-name="P30">Choose <text:span text:style-name="OOoMenuPath">File &gt; Print</text:span> from the menu bar.</text:p>
        </text:list-item>
        <text:list-item>
          <text:p text:style-name="P29">Select the slides to print.</text:p>
        </text:list-item>
      </text:list>
      <text:list xml:id="list42397285" text:continue-list="list42408720"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42423686" text:continue-list="list42397497" text:style-name="L1">
        <text:list-item>
          <text:p text:style-name="P25"><text:span text:style-name="T4">Click the </text:span><text:span text:style-name="OOoMenuPath"><text:span text:style-name="T4">Print</text:span></text:span><text:span text:style-name="T4"> button.</text:span></text:p>
        </text:list-item>
      </text:list>
      <text:p text:style-name="OOoTextBody_5f_ListIntro">Printing a selection of a slide, or a selection from multiple slides:</text:p>
      <text:list xml:id="list42404387" text:continue-list="list42414882" text:style-name="OOoNum_20_123">
        <text:list-item text:start-value="1">
          <text:p text:style-name="OOoNum_20_123_20_Start">In the document, select the section of the slide to print.</text:p>
        </text:list-item>
        <text:list-item>
          <text:p text:style-name="OOoNum_20_123_20_Cont."><text:span text:style-name="T4">Choose </text:span><text:span text:style-name="OOoMenuPath"><text:span text:style-name="T4">File &gt; Print</text:span></text:span><text:span text:style-name="T4"> from the menu bar.</text:span></text:p>
        </text:list-item>
        <text:list-item>
          <text:p text:style-name="OOoNum_20_123_20_Cont."><text:span text:style-name="T4">Select the </text:span><text:span text:style-name="OOoEmphasis"><text:span text:style-name="T4">Selection</text:span></text:span><text:span text:style-name="T4"> option in the </text:span><text:span text:style-name="OOoEmphasis"><text:span text:style-name="T4">Ranges and copies</text:span></text:span><text:span text:style-name="T4"> section of the Print dialog.</text:span></text:p>
        </text:list-item>
        <text:list-item>
          <text:p text:style-name="P26"><text:span text:style-name="T4">Click the </text:span><text:span text:style-name="OOoMenuPath"><text:span text:style-name="T4">Print</text:span></text:span><text:span text:style-name="T4"> button.</text:span></text:p>
        </text:list-item>
      </text:list>
      <text:h text:style-name="OOoHeading_20_2" text:outline-level="3">Printing <text:alphabetical-index-mark-start text:id="IMark388803576"/>H<text:alphabetical-index-mark-start text:id="IMark388803960" text:key1="printing"/>andouts<text:alphabetical-index-mark-end text:id="IMark388803960"/><text:alphabetical-index-mark-end text:id="IMark388803576"/>,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42411645" text:continue-list="list42423686" text:style-name="L1">
        <text:list-item text:start-value="1">
          <text:p text:style-name="P30">Choose <text:span text:style-name="OOoMenuPath">File &gt; Print</text:span> from the menu bar.</text:p>
        </text:list-item>
        <text:list-item>
          <text:p text:style-name="P29">In the <text:span text:style-name="OOoEmphasis">Print</text:span> section of the Print dialog, select the required option.</text:p>
        </text:list-item>
        <text:list-item>
          <text:p text:style-name="P29">For Handouts, you can then choose how many slides to print per page, and the order in which they are printed.</text:p>
        </text:list-item>
        <text:list-item>
          <text:p text:style-name="P25">Click the <text:span text:style-name="OOoMenuPath">Print</text:span> button.</text:p>
        </text:list-item>
      </text:list>
      <text:p text:style-name="P21"><draw:frame draw:style-name="fr13" draw:name="graphics348" text:anchor-type="as-char" svg:width="5.0181in" svg:height="1.7571in" draw:z-index="30"><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388780308" text:key1="printing"/>booklet<text:alphabetical-index-mark-end text:id="IMark388780308"/> or <text:alphabetical-index-mark text:string-value="brochure printing"/><text:alphabetical-index-mark-start text:id="IMark426882220" text:key1="printing"/>brochure<text:alphabetical-index-mark-end text:id="IMark42688222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42400348" text:continue-list="list42404387"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7"><draw:frame draw:style-name="fr9" draw:name="graphics349" text:anchor-type="as-char" svg:width="6.6929in" svg:height="2.6484in" draw:z-index="31"><draw:image xlink:href="Pictures/10000000000002A00000010AE196B434.png" xlink:type="simple" xlink:show="embed" xlink:actuate="onLoad"/></draw:frame></text:p>
      <text:list xml:id="list42417621"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1">n </text:span>the <text:span text:style-name="OOoEmphasis">Page sides</text:span> section<text:span text:style-name="T1">, </text:span>select <text:span text:style-name="OOoEmphasis">Front sides / right pages</text:span> option<text:span text:style-name="T1"> from the Include drop down box.</text:span></text:p>
        </text:list-item>
        <text:list-item>
          <text:p text:style-name="OOoNum_20_123_20_End"><text:span text:style-name="T1">Click </text:span>the <text:span text:style-name="OOoMenuPath">Print</text:span>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426883660"/><text:alphabetical-index-mark text:string-value="envelope printing"/><text:alphabetical-index-mark text:string-value="printing" text:key1="envelope"/>E<text:alphabetical-index-mark-start text:id="IMark388782708" text:key1="printing"/>nvelopes<text:alphabetical-index-mark-end text:id="IMark426883660"/>, Labels, Business Cards<text:alphabetical-index-mark-end text:id="IMark388782708"/></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42420560" text:continue-list="list42417621"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3">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42413193" text:continue-list="list42420560"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7">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42409045" text:continue-list="list42413193"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42418488" text:continue-list="list42409045"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58135520" text:key1="print preview"/>Writer<text:alphabetical-index-mark-end text:id="IMark158135520"/></text:h>
      <text:p text:style-name="P24">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42398640" text:continue-list="list42397285" text:style-name="OOoBullets_20_1">
        <text:list-item>
          <text:p text:style-name="OOoList_20_1_20_Start">View Layout (editable view): use the Facing Pages (Book Preview) button on the status bar.</text:p>
        </text:list-item>
      </text:list>
      <text:p text:style-name="P20"><draw:ellipse text:anchor-type="paragraph" draw:z-index="8" draw:name="Shape20" draw:style-name="gr2" draw:text-style-name="P47" svg:width="0.3941in" svg:height="0.3921in" svg:x="2.3854in" svg:y="0.0764in"><text:p/></draw:ellipse><draw:frame draw:style-name="fr6" draw:name="graphics350" text:anchor-type="as-char" svg:width="2.8335in" svg:height="0.3437in" draw:z-index="32"><draw:image xlink:href="Pictures/10000000000001100000002174F5D304.png" xlink:type="simple" xlink:show="embed" xlink:actuate="onLoad"/></draw:frame></text:p>
      <text:list xml:id="list42417957" text:continue-numbering="true" text:style-name="OOoBullets_20_1">
        <text:list-item>
          <text:p text:style-name="OOoList_20_1_20_End">Page Preview (read-only view).</text:p>
        </text:list-item>
      </text:list>
      <text:p text:style-name="P23"><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33"><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rame228" text:anchor-type="as-char" svg:y="-0.4756in" svg:width="5.4063in" draw:z-index="34"><draw:text-box fo:min-height="0.5543in"><text:p text:style-name="OOoFigureCaption"><draw:frame draw:style-name="fr6" draw:name="graphics352" text:anchor-type="as-char" svg:width="5.4063in" svg:height="0.3335in" draw:z-index="35"><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42410409" text:continue-numbering="true" text:style-name="OOoNum_20_123">
        <text:list-item>
          <text:p text:style-name="P28">Select the required preview icon: <text:span text:style-name="OOoMenuPath">Two Pages</text:span> (<draw:frame draw:style-name="fr14" draw:name="graphics353" text:anchor-type="as-char" svg:y="-0.1874in" svg:width="0.25in" svg:height="0.2709in" draw:z-index="36"><draw:image xlink:href="Pictures/10000000000000180000001AA9FD583A.png" xlink:type="simple" xlink:show="embed" xlink:actuate="onLoad"/></draw:frame>), <text:span text:style-name="OOoMenuPath">Multiple Pages</text:span> (<draw:frame draw:style-name="fr14" draw:name="graphics354" text:anchor-type="as-char" svg:y="-0.1874in" svg:width="0.25in" svg:height="0.2709in" draw:z-index="37"><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38"><draw:image xlink:href="Pictures/10000000000000180000001A82B3F997.png" xlink:type="simple" xlink:show="embed" xlink:actuate="onLoad"/></draw:frame></text:span></text:span><text:span text:style-name="OOoMenuPath"><text:span text:style-name="T1">).</text:span></text:span></text:p>
        </text:list-item>
        <text:list-item>
          <text:p text:style-name="P28">To print the document from this view, click the <text:span text:style-name="OOoMenuPath">Print document</text:span> icon(<draw:frame draw:style-name="fr14" draw:name="graphics357" text:anchor-type="as-char" svg:y="-0.1874in" svg:width="0.25in" svg:height="0.2709in" draw:z-index="39"><draw:image xlink:href="Pictures/10000000000000180000001A0CF4CB35.png" xlink:type="simple" xlink:show="embed" xlink:actuate="onLoad"/></draw:frame>)<text:span text:style-name="T7"> </text:span>to open the Print dialog.</text:p>
        </text:list-item>
        <text:list-item>
          <text:p text:style-name="P26">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388782756" text:key1="print preview"/>Calc<text:alphabetical-index-mark-end text:id="IMark388782756"/></text:h>
      <text:p text:style-name="OOoTextBody_5f_ListIntro">To preview the sheets in Calc before printing:</text:p>
      <text:list xml:id="list42410833" text:continue-list="list42410409"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rame229" text:anchor-type="as-char" svg:width="6.7283in" draw:z-index="40"><draw:text-box fo:min-height="0.5138in"><text:p text:style-name="P5"><draw:frame draw:style-name="fr15" draw:name="graphics358" text:anchor-type="paragraph" svg:width="6.6665in" svg:height="0.3543in" draw:z-index="41"><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42400767" text:continue-numbering="true" text:style-name="OOoNum_20_123">
        <text:list-item>
          <text:p text:style-name="P28">To print the document from this view, click the <text:span text:style-name="OOoMenuPath">Print document</text:span> icon(<draw:frame draw:style-name="fr14" draw:name="graphics359" text:anchor-type="as-char" svg:y="-0.1874in" svg:width="0.25in" svg:height="0.2709in" draw:z-index="42"><draw:image xlink:href="Pictures/10000000000000180000001A0CF4CB35.png" xlink:type="simple" xlink:show="embed" xlink:actuate="onLoad"/></draw:frame>)<text:span text:style-name="T7"> </text:span>to open the Print dialog.</text:p>
        </text:list-item>
        <text:list-item>
          <text:p text:style-name="P26">Choose the print options and click the <text:span text:style-name="OOoMenuPath">Print</text:span><text:span text:style-name="OOoMenuPath"><text:span text:style-name="T1"> button</text:span></text:span>.</text:p>
        </text:list-item>
      </text:list>
      <text:h text:style-name="P45" text:outline-level="2">Exporting to PDF</text:h>
      <text:p text:style-name="OOoTextBody">OpenOffice can <text:alphabetical-index-mark-start text:id="IMark388782756" text:key1="PDF"/>export documents to<text:alphabetical-index-mark-end text:id="IMark388782756"/> <text:alphabetical-index-mark-start text:id="IMark1354159868" text:key1="exporting"/>PDF<text:alphabetical-index-mark-end text:id="IMark1354159868"/>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32"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43"><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3"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3">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6">Save</text:span></text:span><text:span text:style-name="OOoMenuPath"><text:span text:style-name="T1"> </text:span></text:span>to export the file.</text:p>
      <text:h text:style-name="P35" text:outline-level="4">General Page of <text:alphabetical-index-mark-start text:id="IMark388782756"/><text:alphabetical-index-mark-start text:id="IMark1354159868"/>PDF Options Dialog<text:alphabetical-index-mark-end text:id="IMark1354159868"/><text:alphabetical-index-mark-end text:id="IMark388782756"/></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42405519" text:continue-list="list42417957"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44"><draw:text-box fo:min-height="6.5591in"><text:p text:style-name="OOoFigureCaption"><draw:frame draw:style-name="fr9" draw:name="graphics360" text:anchor-type="as-char" svg:width="4.3465in" svg:height="6.3307in" draw:z-index="45"><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ue</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39"><text:span text:style-name="OOoStrongEmphasis"><text:span text:style-name="T3">Lossless compression</text:span></text:span><text:span text:style-name="T1">:</text:span><text:span text:style-name="T8"> </text:span><text:span text:style-name="T1">Images are stored without any loss of quality. Tends to make large files when used with photographs. </text:span>Recommended <text:span text:style-name="T1">for other kinds of images or graphics.</text:span></text:p>
        </text:list-item>
      </text:list>
      <text:list xml:id="list42410431" text:continue-list="list42405519" text:style-name="OOoBullets_20_1">
        <text:list-item>
          <text:p text:style-name="OOoList_20_1_20_Cont."><text:span text:style-name="OOoStrongEmphasis"><text:span text:style-name="T3">JPEG compression</text:span></text:span><text:span text:style-name="T1">: Allows for varying degrees of quality. A setting of 90% works well with photographs (small file size, little perceptible loss of quality).</text:span></text:p>
        </text:list-item>
      </text:list>
      <text:list xml:id="list42428060" text:continue-list="list1730117627" text:style-name="OOoBullets_20_1">
        <text:list-item>
          <text:p text:style-name="P36"><text:span text:style-name="OOoStrongEmphasis"><text:span text:style-name="T3">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0"><text:alphabetical-index-mark text:string-value="PDF/A-1a"/><text:span text:style-name="OOoStrongEmphasis"><text:span text:style-name="T3">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7"><text:alphabetical-index-mark text:string-value="tagged" text:key1="PDF"/><text:span text:style-name="OOoStrongEmphasis"><text:span text:style-name="T3">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42418411" text:continue-list="list42410431" text:style-name="OOoBullets_20_1">
        <text:list-item>
          <text:p text:style-name="OOoList_20_1_20_Cont."><text:span text:style-name="OOoStrongEmphasis"><text:span text:style-name="T6">Create PDF </text:span></text:span><text:alphabetical-index-mark-start text:id="IMark1354160828"/><text:span text:style-name="OOoStrongEmphasis"><text:span text:style-name="T6">Form</text:span></text:span><text:alphabetical-index-mark-end text:id="IMark1354160828"/><text:span text:style-name="OOoStrongEmphasis"><text:span text:style-name="T6"> – Submit</text:span></text:span><text:span text:style-name="OOoStrongEmphasis"><text:span text:style-name="T3">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354159868"/><text:alphabetical-index-mark-start text:id="IMark1354160444"/><text:span text:style-name="T1">FDF</text:span><text:alphabetical-index-mark-end text:id="IMark1354160444"/><text:alphabetical-index-mark-end text:id="IMark1354159868"/><text:span text:style-name="T1"> (sends the control contents), HTML, and XML. Most often you will choose the PDF format.</text:span></text:p>
        </text:list-item>
        <text:list-item>
          <text:p text:style-name="OOoList_20_1_20_Cont."><text:span text:style-name="OOoStrongEmphasis"><text:span text:style-name="T3">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3">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42404731" text:continue-list="list1866961973" text:style-name="OOoBullets_20_1">
        <text:list-item>
          <text:p text:style-name="P36"><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7">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4">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42427089" text:continue-list="list42418411"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2"><draw:frame draw:style-name="fr4" draw:name="Frame231" text:anchor-type="as-char" svg:width="4.4362in" draw:z-index="46"><draw:text-box fo:min-height="4.6362in"><text:p text:style-name="OOoFigureCaption"><draw:frame draw:style-name="fr16" draw:name="graphics361" text:anchor-type="as-char" svg:width="4.4362in" svg:height="4.3626in" draw:z-index="47"><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48"><draw:text-box fo:min-height="3.9862in"><text:p text:style-name="P6"><draw:frame draw:style-name="fr16" draw:name="graphics362" text:anchor-type="as-char" svg:width="4.261in" svg:height="3.7311in" draw:z-index="49"><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9">User interface options section</text:p>
      <text:list xml:id="list1448383916" text:style-name="OOoBullets_20_1">
        <text:list-item text:start-value="1">
          <text:p text:style-name="P41"><text:span text:style-name="OOoStrongEmphasis">Hide menubar.</text:span> Causes the PDF viewer to hide the menu bar.</text:p>
        </text:list-item>
      </text:list>
      <text:list xml:id="list42413449" text:continue-list="list42427089" text:style-name="OOoBullets_20_1">
        <text:list-item>
          <text:p text:style-name="P38"><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6">Transitions</text:p>
      <text:p text:style-name="P10">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4.7547in" draw:z-index="50"><draw:text-box fo:min-height="2.3744in"><text:p text:style-name="OOoFigureCaption"><draw:frame draw:style-name="fr17" draw:name="graphics363" text:anchor-type="paragraph" svg:x="0.0016in" svg:y="0.0008in" svg:width="4.7291in" svg:height="2.1319in" draw:z-index="51"><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1342325188" text:key1="PDF"/>encrypt<text:alphabetical-index-mark-end text:id="IMark1342325188"/> the PDF (so it cannot be opened without a password) and apply some <text:alphabetical-index-mark-start text:id="IMark1160388340"/><text:alphabetical-index-mark-start text:id="IMark1342325332" text:key1="PDF"/>digital rights management (DRM)<text:alphabetical-index-mark-end text:id="IMark1342325332"/><text:alphabetical-index-mark-end text:id="IMark1160388340"/> features.</text:p>
      <text:list xml:id="list1925461149" text:style-name="OOoBullets_20_1">
        <text:list-item>
          <text:p text:style-name="P42">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42416768" text:continue-list="list42413449"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2"><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52"><draw:text-box fo:min-height="5.228in"><text:p text:style-name="OOoFigureCaption"><draw:frame draw:style-name="fr9" draw:name="graphics364" text:anchor-type="as-char" svg:width="4.3929in" svg:height="5.0783in" draw:z-index="53"><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54"><draw:text-box fo:min-height="3.7465in"><text:p text:style-name="OOoFigureCaption"><draw:frame draw:style-name="fr18" draw:name="graphics365" text:anchor-type="as-char" svg:width="4.7291in" svg:height="5.2402in" draw:z-index="55"><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5">To <text:alphabetical-index-mark text:string-value="send document as e-mail"/>send the current document in OpenDocument format:</text:p>
      <text:list xml:id="list42397727" text:continue-list="list42418488"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342325188"/>S<text:alphabetical-index-mark-start text:id="IMark1342325332" text:key1="e-mailing"/>everal Recipients<text:alphabetical-index-mark-end text:id="IMark1342325332"/><text:alphabetical-index-mark-end text:id="IMark1342325188"/></text:h>
      <text:p text:style-name="OOoTextBody">To e-mail a document to several recipients, you can use the features in your e-mail program, or you can use Apache OpenOffice’s mail merge facilities to extract email addresses from an address book.</text:p>
      <text:p text:style-name="P15">You can use Apache OpenOffice’s mail merge to send e-mail in two ways:</text:p>
      <text:list xml:id="list889571964" text:style-name="OOoBullets_20_1">
        <text:list-item text:start-value="1">
          <text:p text:style-name="P43">Use the Mail Merge Wizard to create the document and send it. See Chapter 11 (Using Mail Merge) of the <text:span text:style-name="OOoEmphasis">Writer Guide</text:span> for details.</text:p>
        </text:list-item>
      </text:list>
      <text:list xml:id="list42406086" text:continue-list="list42416768" text:style-name="OOoBullets_20_1">
        <text:list-item>
          <text:p text:style-name="OOoList_20_1_20_End">Create the document in Writer without using the Wizard, then use the Wizard to send it. This method is described here.</text:p>
        </text:list-item>
      </text:list>
      <text:p text:style-name="P7">To use the <text:alphabetical-index-mark text:string-value="e-mailing Writer document" text:key1="Mail Merge Wizard"/><text:alphabetical-index-mark-start text:id="IMark1342312112" text:key1="e-mailing"/>Mail Merge Wizard<text:alphabetical-index-mark-end text:id="IMark1342312112"/> to send a previously-created Writer document:</text:p>
      <text:list xml:id="list42411948" text:continue-list="list42397727"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1"><draw:text-box fo:min-height="3.5362in"><text:p text:style-name="OOoFigureCaption"><draw:frame draw:style-name="fr9" draw:name="graphics366" text:anchor-type="as-char" svg:width="6.6945in" svg:height="3.2402in" draw:z-index="2"><draw:image xlink:href="Pictures/100000000000038F000001B9E59FCBF3.png" xlink:type="simple" xlink:show="embed" xlink:actuate="onLoad"/></draw:frame></text:p><text:p text:style-name="P4">Figure <text:sequence text:ref-name="refFigure14" text:name="Figure" text:formula="ooow:Figure+1" style:num-format="1">15</text:sequence>:<text:span text:style-name="T9"> </text:span>Select starting document</text:p></draw:text-box></draw:frame></text:p>
      <text:list xml:id="list42402405"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9" draw:style-name="gr3"><draw:frame draw:style-name="gr4" draw:text-style-name="P48" svg:width="6.6906in" svg:height="1.9098in" svg:x="0in" svg:y="0in"><draw:image xlink:href="Pictures/100000000000047500000146F6591D25.png" xlink:type="simple" xlink:show="embed" xlink:actuate="onLoad"><text:p/></draw:image></draw:frame><draw:ellipse draw:style-name="gr5" draw:text-style-name="P48" svg:width="1.1004in" svg:height="0.3504in" svg:x="1.8736in" svg:y="0.8327in"><text:p/></draw:ellipse></draw:g><draw:frame draw:style-name="fr5" draw:name="Frame237" text:anchor-type="as-char" svg:width="6.6902in" draw:z-index="3"><draw:text-box fo:min-height="0.6201in"><text:p text:style-name="OOoFigureCaption"/><text:p text:style-name="P4">Figure <text:sequence text:ref-name="refFigure15" text:name="Figure" text:formula="ooow:Figure+1" style:num-format="1">16</text:sequence>:<text:span text:style-name="T9"> </text:span>Select document type</text:p></draw:text-box></draw:frame></text:p>
      <text:list xml:id="list4241570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draw:text-box fo:min-height="4.3043in"><text:p text:style-name="OOoFigureCaption"><draw:frame draw:style-name="fr19" draw:name="graphics368"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42411993"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47" svg:width="2.2504in" svg:height="0.3197in" svg:x="1.852in" svg:y="0.6102in"><text:p/></draw:ellipse><draw:g text:anchor-type="as-char" draw:z-index="10" draw:style-name="gr3"><draw:frame draw:style-name="gr4" draw:text-style-name="P48" svg:width="5.4004in" svg:height="1.1406in" svg:x="0in" svg:y="0in"><draw:image xlink:href="Pictures/10000000000003D9000000D0847B2D44.png" xlink:type="simple" xlink:show="embed" xlink:actuate="onLoad"><text:p/></draw:image></draw:frame><draw:ellipse draw:style-name="gr5" draw:text-style-name="P48" svg:width="2.6004in" svg:height="0.3004in" svg:x="1.6in" svg:y="0.261in"><text:p/></draw:ellipse></draw:g><draw:frame draw:style-name="fr4" draw:name="Frame239" text:anchor-type="as-char" svg:width="5.4in" draw:z-index="6"><draw:text-box fo:min-height="0.3291in"><text:p text:style-name="OOoFigureCaption">Figure <text:sequence text:ref-name="refFigure17" text:name="Figure" text:formula="ooow:Figure+1" style:num-format="1">18</text:sequence>: Deselecting a salutation</text:p></draw:text-box></draw:frame></text:p>
      <text:list xml:id="list42426130"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11"><draw:text-box fo:min-height="4.5681in"><text:p text:style-name="OOoFigureCaption"><draw:frame draw:style-name="fr20" draw:name="graphics370" text:anchor-type="paragraph" svg:x="0.0016in" svg:y="0.0008in" svg:width="5.9709in" svg:height="4.3902in" draw:z-index="12"><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3">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342312304"/>digital signature<text:alphabetical-index-mark-end text:id="IMark1342312304"/>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28">If you have not saved the document since the last change, a message box appears. Click <text:span text:style-name="OOoMenuPath">Yes</text:span> to save the file.</text:p>
        </text:list-item>
        <text:list-item>
          <text:p text:style-name="P28"><text:soft-page-break/>After saving, you see the Digital Signatures dialog. Click <text:span text:style-name="OOoMenuPath">Add</text:span> to add a public key to the document.</text:p>
        </text:list-item>
        <text:list-item>
          <text:p text:style-name="P28">In the Select Certificate dialog, select your certificate and click <text:span text:style-name="OOoMenuPath">OK</text:span>.</text:p>
        </text:list-item>
        <text:list-item>
          <text:p text:style-name="P26">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13"><draw:image xlink:href="Pictures/100000000000001600000012A08BF244.png" xlink:type="simple" xlink:show="embed" xlink:actuate="onLoad"/></draw:frame> in the status bar. You can double-click the icon to view the certificate.</text:p>
      <text:h text:style-name="P46"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6-17T22:17:57.33</dc:date>
    <dc:creator>Keith McKenna</dc:creator>
    <meta:editing-duration>PT11H59M45S</meta:editing-duration>
    <meta:editing-cycles>50</meta:editing-cycles>
    <meta:generator>OpenOffice/4.1.12$Win32 OpenOffice.org_project/4112m1$Build-9809</meta:generator>
    <meta:keyword>Version 4.1</meta:keyword>
    <dc:subject>Apache OpenOffice User Guides</dc:subject>
    <meta:document-statistic meta:table-count="11" meta:image-count="33" meta:object-count="0" meta:page-count="23" meta:paragraph-count="368" meta:word-count="4757" meta:character-count="2700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